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menubar/menubar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41cm"/>
    </style:style>
    <style:style style:name="co4" style:family="table-column">
      <style:table-column-properties fo:break-before="auto" style:column-width="3.588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834cm"/>
    </style:style>
    <style:style style:name="co7" style:family="table-column">
      <style:table-column-properties fo:break-before="auto" style:column-width="1.854cm"/>
    </style:style>
    <style:style style:name="co8" style:family="table-column">
      <style:table-column-properties fo:break-before="auto" style:column-width="3.806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3.70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23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34" style:family="table-cell" style:parent-style-name="Default" style:data-style-name="N2">
      <style:table-cell-properties fo:padding="0.071cm"/>
    </style:style>
    <style:style style:name="ce24" style:family="table-cell" style:parent-style-name="Default">
      <style:table-cell-properties fo:padding="0.071cm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</style:style>
    <style:style style:name="ce26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9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28" style:family="table-cell" style:parent-style-name="Default">
      <style:table-cell-properties style:diagonal-bl-tr="none" style:diagonal-tl-br="none" fo:border="none" fo:padding="0.071cm" style:rotation-align="none"/>
      <style:text-properties fo:font-weight="bold"/>
    </style:style>
    <style:style style:name="ce2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52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2">
      <style:table-cell-properties fo:border-bottom="0.06pt solid #000000" style:diagonal-bl-tr="none" style:diagonal-tl-br="none" fo:background-color="transparent" fo:border-left="none" fo:padding="0.071cm" fo:border-right="none" style:rotation-align="none" fo:border-top="0.74pt solid #000000"/>
    </style:style>
    <style:style style:name="ce5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23"/>
        <table:table-column table:style-name="co2" table:default-cell-style-name="ce20"/>
        <table:table-column table:style-name="co3" table:default-cell-style-name="ce25"/>
        <table:table-column table:style-name="co4" table:default-cell-style-name="ce25"/>
        <table:table-column table:style-name="co5" table:default-cell-style-name="ce20"/>
        <table:table-column table:style-name="co4" table:default-cell-style-name="ce52"/>
        <table:table-column table:style-name="co6" table:default-cell-style-name="ce23"/>
        <table:table-column table:style-name="co7" table:default-cell-style-name="ce23"/>
        <table:table-column table:style-name="co6" table:default-cell-style-name="ce23"/>
        <table:table-column table:style-name="co8" table:default-cell-style-name="ce25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20" office:value-type="string" calcext:value-type="string">
            <text:p>PETSA</text:p>
          </table:table-cell>
          <table:table-cell table:style-name="ce9" office:value-type="string" calcext:value-type="string">
            <text:p>2022-01-24</text:p>
          </table:table-cell>
          <table:table-cell table:formula="of:=UPPER(TEXT([.B1];&quot;DDDD&quot;))" office:value-type="string" office:string-value="MONDAY" calcext:value-type="string">
            <text:p>MONDAY</text:p>
          </table:table-cell>
          <table:table-cell/>
          <table:table-cell table:style-name="ce25" table:number-columns-repeated="5"/>
          <table:table-cell table:number-columns-repeated="4"/>
        </table:table-row>
        <table:table-row table:style-name="ro2">
          <table:table-cell table:style-name="ce21" office:value-type="string" calcext:value-type="string">
            <text:p>CASH</text:p>
          </table:table-cell>
          <table:table-cell table:style-name="ce21" office:value-type="string" calcext:value-type="string">
            <text:p>STORED</text:p>
          </table:table-cell>
          <table:table-cell table:style-name="ce21" office:value-type="string" calcext:value-type="string">
            <text:p>COINS</text:p>
          </table:table-cell>
          <table:table-cell table:style-name="ce21" office:value-type="string" calcext:value-type="string">
            <text:p>ACTUAL TOTAL</text:p>
          </table:table-cell>
          <table:table-cell table:style-name="ce25" table:number-columns-repeated="2"/>
          <table:table-cell table:style-name="ce21" office:value-type="string" calcext:value-type="string">
            <text:p>PF</text:p>
          </table:table-cell>
          <table:table-cell table:style-name="ce21" office:value-type="string" calcext:value-type="string">
            <text:p>COUNT</text:p>
          </table:table-cell>
          <table:table-cell table:style-name="ce21" office:value-type="string" calcext:value-type="string">
            <text:p>MOSC</text:p>
            <text:p>NET PF</text:p>
          </table:table-cell>
          <table:table-cell table:number-columns-repeated="4"/>
        </table:table-row>
        <table:table-row table:style-name="ro1">
          <table:table-cell table:number-columns-repeated="3" table:style-name="ce22" office:value-type="float" office:value="0" calcext:value-type="float">
            <text:p>0.00</text:p>
          </table:table-cell>
          <table:table-cell table:style-name="ce33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CASH OUT</text:p>
          </table:table-cell>
          <table:table-cell table:style-name="ce23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4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4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5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28" office:value-type="string" calcext:value-type="string">
            <text:p>GLUCOSAMINE SULFATE &amp; CALCIU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6" table:formula="of:=SUM([.A5:.A10])" office:value-type="float" office:value="0" calcext:value-type="float">
            <text:p>0.00</text:p>
          </table:table-cell>
          <table:table-cell table:style-name="ce29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COUNT</text:p>
          </table:table-cell>
          <table:table-cell table:style-name="ce25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ALL MEDICAL DOCTOR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  <table:table-cell table:number-columns-repeated="3"/>
        </table:table-row>
        <table:table-row table:style-name="ro1">
          <table:table-cell table:style-name="ce25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2022-01-24</text:p>
          </table:table-cell>
          <table:table-cell table:style-name="ce30" table:formula="of:=UPPER(TEXT([.A19];&quot;DDDD&quot;))" office:value-type="string" office:string-value="MONDAY" calcext:value-type="string">
            <text:p>MONDAY</text:p>
          </table:table-cell>
          <table:table-cell table:style-name="ce31" office:value-type="string" calcext:value-type="string">
            <text:p>PREV TOTAL</text:p>
          </table:table-cell>
          <table:table-cell table:style-name="ce34" office:value-type="float" office:value="0" calcext:value-type="float">
            <text:p>0.00</text:p>
          </table:table-cell>
          <table:table-cell table:style-name="ce24"/>
          <table:table-cell table:style-name="ce53" office:value-type="string" calcext:value-type="string">
            <text:p>TOTAL</text:p>
          </table:table-cell>
          <table:table-cell table:style-name="ce19" table:formula="of:=SUM([.G3:.G18])" office:value-type="float" office:value="0" calcext:value-type="float">
            <text:p>0.00</text:p>
          </table:table-cell>
          <table:table-cell table:style-name="ce24" table:number-columns-repeated="3"/>
          <table:table-cell table:number-columns-repeated="3"/>
        </table:table-row>
        <table:table-row table:style-name="ro1">
          <table:table-cell table:style-name="ce24" table:number-columns-repeated="2"/>
          <table:table-cell table:style-name="ce32" office:value-type="string" calcext:value-type="string">
            <text:p>GRAND TOTAL</text:p>
          </table:table-cell>
          <table:table-cell table:style-name="ce26" table:formula="of:=[.G21]+[.D19]-[.B4]-[.A11]" office:value-type="float" office:value="0" calcext:value-type="float">
            <text:p>0.00</text:p>
          </table:table-cell>
          <table:table-cell table:style-name="ce24"/>
          <table:table-cell table:style-name="ce24" office:value-type="string" calcext:value-type="string">
            <text:p>DIRECT PAYMENT</text:p>
          </table:table-cell>
          <table:table-cell table:style-name="ce34" office:value-type="float" office:value="0" calcext:value-type="float">
            <text:p>0.00</text:p>
          </table:table-cell>
          <table:table-cell table:style-name="ce24" table:number-columns-repeated="3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54" table:formula="of:=[.G19]-[.G20]" office:value-type="float" office:value="0" calcext:value-type="float">
            <text:p>0.00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-00-0000</text:date>, <text:time style:data-style-name="N2" text:time-value="08:45:04.737103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08:01:42.369000000</meta:creation-date>
    <dc:date>2022-03-26T08:46:49.445140418</dc:date>
    <meta:editing-duration>P1DT3H46M1S</meta:editing-duration>
    <meta:editing-cycles>1221</meta:editing-cycles>
    <meta:generator>LibreOffice/6.4.4.2$Linux_X86_64 LibreOffice_project/40$Build-2</meta:generator>
    <meta:document-statistic meta:table-count="1" meta:cell-count="13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2 USBONG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200523
' @date updated: 20210525
' @website address: 20220326; from 20210525
'
' Note:
' 1) sInputPath  = "/home/unit_member/MOSC/output/informationDesk/cashier/"
' --&gt; update: this to the actual path where the output .txt files 
' --&gt; from .../usbong_kms/server/getSalesReportsForTheDay.php are stored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sDateToday = Format(Now(), "yyyy-mm-dd")
  iDateTodayDay = Weekday(Now())

  'Linux Machine
  'note: variation in Date Format in LUBUNTU
  'example: 08-03-2020 09:31:45 
  sDateToday = Split(sDateToday, " ")(0)
  sDateTodayMonth = Split(sDateToday, "-")(0)
  sDateTodayDay = Split(sDateToday, "-")(1)
  sDateTodayYear = Split(sDateToday, "-")(2)  
  sDateToday = sDateTodayYear &amp; "-" &amp; sDateTodayMonth &amp; "-" &amp; sDateTodayDay
            
'  Msgbox(sDateToday)
'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  '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'sInputPath  = "G:\Usbong MOSC\Everyone\Information Desk\output\informationDesk\cashier\"
  'sInputPath  = "/opt/lampp/htdocs/usbong_kms/server/"
  'edited by Mike, 20220325 
   sInputPath  = "/home/unit_member/MOSC/output/informationDesk/cashi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
   'added by Mike, 20210525
   'set to zero
   'NC = "No Charge", i.e. gratis
   summaryReportWorksheet.getCellByPosition(2,14).Value = 0
   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'msgbox(UCase(Filename))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 
                        If (InStr(UCase(Filename), "\MEDICINE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'                        ElseIf (InStr(UCase(Filename), "/MEDICINE") &lt;&gt; 0) Then
                        ElseIf (InStr(UCase(Filename), "\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NONMEDICINE") &lt;&gt; 0) Then
                        ElseIf (InStr(UCase(Filename), "\NONMEDICINE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'                        ElseIf (InStr(UCase(Filename), "/XRAY") &lt;&gt; 0) Then
                        ElseIf (InStr(UCase(Filename), "\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                        ElseIf (InStr(UCase(Filename), "\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                        ElseIf (InStr(UCase(Filename), "\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
							'edited by Mike, 20200820
							'summaryReportWorksheet.getCellByPosition(8, 9).Value = dNetFeeTotalCount
							summaryReportWorksheet.getCellByPosition(8, 9).Value = dFeeTotalCount - dNetFeeTotalCount

							summaryReportWorksheet.getCellByPosition(7, 9).Value = iQuantityTotalCount

                            summaryReportWorksheet.getCellByPosition(0, 6).Value = dNetFeeTotalCount

							'edited by Mike, 20200804
							'MON
							if (iDateTodayDay=2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sOutputWorkbookFilename.getCellByPosition(6, 11).Value = dFeeTotalCount

							'edited by Mike, 20200820
							'summaryReportWorksheet.getCellByPosition(8, 11).Value = dNetFeeTotalCount
							summaryReportWorksheet.getCellByPosition(8, 11).Value = dFeeTotalCount - dNetFeeTotalCount

							summaryReportWorksheet.getCellByPosition(7, 11).Value = iQuantityTotalCount

                            summaryReportWorksheet.getCellByPosition(0, 6).Value = dNetFeeTotalCount

							'edited by Mike, 20200804
							'TUE &amp; THU
							if ((iDateTodayDay=3) or (iDateTodayDay=5)) Then
								oNumberFormats = ThisComponent.numberFormats
								lKey = oNumberFormats.queryKey("0.00", oLocalSettings , true)
								summaryReportWorksheet.getCellByPosition(0, 6).NumberFormat = lKey
							EndIf
							                            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
							'edited by Mike, 20200820
							'summaryReportWorksheet.getCellByPosition(8, 12).Value = dNetFeeTotalCount
							summaryReportWorksheet.getCellByPosition(8, 12).Value = dFeeTotalCount - dNetFeeTotalCount

							summaryReportWorksheet.getCellByPosition(7, 12).Value = iQuantityTotalCount

                            summaryReportWorksheet.getCellByPosition(0, 6).Value = dNetFeeTotalCount

							'edited by Mike, 20200804
							'WED &amp; FRI
							if ((iDateTodayDay=4) or (iDateTodayDay=6)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
							'edited by Mike, 20200820
							'summaryReportWorksheet.getCellByPosition(8, 13).Value = dNetFeeTotalCount
							summaryReportWorksheet.getCellByPosition(8, 13).Value = dFeeTotalCount - dNetFeeTotalCount

							summaryReportWorksheet.getCellByPosition(7, 13).Value = iQuantityTotalCount

                            summaryReportWorksheet.getCellByPosition(0, 6).Value = dNetFeeTotalCount

							'edited by Mike, 20200804
							'SAT
							if (iDateTodayDay=7) Then
								oNumberFormats = ThisComponent.numberFormats
								lKey = oNumberFormats.queryKey("0.00", oLocalSettings , true)
								summaryReportWorksheet.getCellByPosition(0, 6).NumberFormat = lKey
							EndIf
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\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						'added by Mike, 20200819
                        ElseIf (InStr(UCase(Filename), "\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sPrevDate = Format(Now()-1, "yyyy-mm-dd")

  'We do not include Sunday
  If (iDateTodayDay=2) then 'Monday
'  	iPrevDateDay = 7 'Saturday  	
  	sPrevDate = Format(Now()-2, "yyyy-mm-dd")  	
  End If	
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summaryReportWorksheet.getCellByPosition(1, 9).String = "GLUCOSAMINE 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 Copyright 2018~2021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81105
' @date updated: 20210327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We recommend that the input workbook is saved as an Excel Macro-Enabled Workbook, i.e. .xlsm.
' --&gt; Otherwise, you'll need to create and put this set of VBA instructions in the workbook every time.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sPath = "G:\Usbong MOSC\Everyone\Information Desk\output\informationDesk\cashier\"
  'sPath = "/home/unit_member/Documents/MOSC/Forms/Information Desk/"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